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deac" officeooo:paragraph-rsid="0014deac"/>
    </style:style>
    <style:style style:name="P2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14deac" officeooo:paragraph-rsid="0014deac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 style:list-style-name="L1">
      <style:text-properties officeooo:rsid="0014deac" officeooo:paragraph-rsid="0014deac"/>
    </style:style>
    <style:style style:name="P4" style:family="paragraph" style:parent-style-name="Standard" style:list-style-name="L1">
      <style:text-properties officeooo:rsid="0015ded3" officeooo:paragraph-rsid="0015ded3"/>
    </style:style>
    <style:style style:name="T1" style:family="text">
      <style:text-properties officeooo:rsid="0015ded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ösungen zum Reihenproblem</text:p>
      <text:list xml:id="list1751523322" text:style-name="L1">
        <text:list-header>
          <text:p text:style-name="P3">Bei kleinem Sieg ist kein Spieler benachteiligt</text:p>
          <text:p text:style-name="P3"/>
        </text:list-header>
      </text:list>
      <text:p text:style-name="P1">Lösungsoptionen:</text:p>
      <text:list xml:id="list142150668274901" text:continue-numbering="true" text:style-name="L1">
        <text:list-item>
          <text:p text:style-name="P3">Regeln unverändert lassen → Schwarz hat Handycap</text:p>
        </text:list-item>
        <text:list-item>
          <text:p text:style-name="P3">Reihenbildung mit gegnerischen Steinen (1 geg. Stein 2 eigene Steine) → anspruchsvoller</text:p>
        </text:list-item>
        <text:list-item>
          <text:p text:style-name="P3">Art der Reihen irrelevant ( großer Sieg)</text:p>
        </text:list-item>
        <text:list-item>
          <text:p text:style-name="P3">Weglassen de<text:span text:style-name="T1">r Harmonischen Reihe</text:span></text:p>
        </text:list-item>
        <text:list-item>
          <text:p text:style-name="P4">Steinraub (viel Arbeit)</text:p>
          <text:list>
            <text:list-item>
              <text:p text:style-name="P4">Inventar<text:tab/></text:p>
            </text:list-item>
            <text:list-item>
              <text:p text:style-name="P4">Phantomstein</text:p>
            </text:list-item>
          </text:list>
          <text:p text:style-name="P3"/>
        </text:list-item>
      </text:list>
      <text:p text:style-name="P1"/>
      <text:p text:style-name="P1">→ Alle Versionen als eigener Spielmodus möglich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5:03:06.709000000</meta:creation-date>
    <dc:date>2018-03-19T14:21:49.329000000</dc:date>
    <meta:editing-duration>PT7M26S</meta:editing-duration>
    <meta:editing-cycles>2</meta:editing-cycles>
    <meta:generator>LibreOffice/5.4.2.2$Windows_X86_64 LibreOffice_project/22b09f6418e8c2d508a9eaf86b2399209b0990f4</meta:generator>
    <meta:document-statistic meta:table-count="0" meta:image-count="0" meta:object-count="0" meta:page-count="1" meta:paragraph-count="11" meta:word-count="60" meta:character-count="402" meta:non-whitespace-character-count="358"/>
  </office:meta>
</office:document-meta>
</file>